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0.4cm"/>
    </style:style>
    <style:style style:name="P2" style:family="paragraph" style:parent-style-name="Standard">
      <style:paragraph-properties fo:line-height="0.4cm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line-height="0.4cm"/>
      <style:text-properties style:font-name="Arial" style:font-name-complex="Arial"/>
    </style:style>
    <style:style style:name="P4" style:family="paragraph" style:parent-style-name="Standard">
      <style:paragraph-properties fo:line-height="0.4cm"/>
      <style:text-properties style:font-name="Arial" officeooo:paragraph-rsid="001594ff" style:font-name-complex="Arial"/>
    </style:style>
    <style:style style:name="P5" style:family="paragraph" style:parent-style-name="Standard">
      <style:paragraph-properties fo:line-height="0.4cm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line-height="0.4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7" style:family="paragraph" style:parent-style-name="Standard">
      <style:paragraph-properties fo:line-height="0.499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line-height="0.4cm"/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paragraph-properties fo:line-height="0.4cm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line-height="0.4cm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1" style:family="paragraph" style:parent-style-name="Standard">
      <style:paragraph-properties fo:line-height="0.499cm"/>
    </style:style>
    <style:style style:name="P12" style:family="paragraph" style:parent-style-name="Footer">
      <style:text-properties style:font-name="Arial" fo:font-size="10pt" style:font-size-asian="10pt" style:font-size-complex="10pt"/>
    </style:style>
    <style:style style:name="P13" style:family="paragraph" style:parent-style-name="Standard">
      <loext:graphic-properties draw:fill-gradient-name="gradient" draw:fill-hatch-name="hatch"/>
      <style:paragraph-properties fo:line-height="0.499cm"/>
      <style:text-properties officeooo:paragraph-rsid="0013f75a"/>
    </style:style>
    <style:style style:name="P14" style:family="paragraph" style:parent-style-name="Standard">
      <loext:graphic-properties draw:fill-gradient-name="gradient" draw:fill-hatch-name="hatch"/>
      <style:paragraph-properties fo:line-height="0.499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0.499cm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style:font-name="Arial" fo:font-size="14pt" fo:font-weight="bold" officeooo:rsid="0013f75a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weight="bold" officeooo:rsid="0013f75a" style:font-weight-asian="bold" style:font-name-complex="Arial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7" style:family="text">
      <style:text-properties style:font-name="Arial" fo:font-weight="normal" style:font-weight-asian="normal" style:font-name-complex="Arial" style:font-weight-complex="normal"/>
    </style:style>
    <style:style style:name="T8" style:family="text">
      <style:text-properties officeooo:rsid="001594ff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15cm" fo:border="0.06pt solid #000000"/>
    </style:style>
    <style:style style:name="gr1" style:family="graphic">
      <style:graphic-properties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Date: </text:span><text:span text:style-name="T5">__ / __ / 202__ <text:s/></text:span><text:span text:style-name="T3">Time:</text:span><text:span text:style-name="T5"> ___:___ to ___:___ <text:s/></text:span><text:span text:style-name="T3">Height</text:span><text:span text:style-name="T5">: ______cm <text:s text:c="2"/></text:span><text:span text:style-name="T3">Weight</text:span><text:span text:style-name="T5">: ______ kg</text:span></text:p>
      <text:p text:style-name="P2"><draw:frame draw:style-name="fr1" draw:name="Frame1" text:anchor-type="char" svg:x="11.758cm" svg:y="0.358cm" svg:width="0.467cm" svg:height="0.467cm" draw:z-index="0"><draw:text-box><text:p text:style-name="Frame_20_contents"/></draw:text-box></draw:frame><draw:frame draw:style-name="fr1" draw:name="Frame2" text:anchor-type="char" svg:x="15.034cm" svg:y="0.351cm" svg:width="0.467cm" svg:height="0.49cm" draw:z-index="1"><draw:text-box><text:p text:style-name="Frame_20_contents"/></draw:text-box></draw:frame><draw:frame draw:style-name="fr1" draw:name="Frame3" text:anchor-type="char" svg:x="9.911cm" svg:y="0.321cm" svg:width="0.467cm" svg:height="0.49cm" draw:z-index="2"><draw:text-box><text:p text:style-name="Frame_20_contents"/></draw:text-box></draw:frame></text:p>
      <text:p text:style-name="P1"><text:span text:style-name="T3">Researcher(s): <text:s/>____</text:span><text:span text:style-name="T5">/ ____ /____ / ____ <text:s text:c="2"/></text:span><text:span text:style-name="T3">Consent <text:tab/> <text:s text:c="3"/>Safety <text:s text:c="5"/>Data backup <text:s/></text:span></text:p>
      <text:p text:style-name="P3">________________________________________________________________________</text:p>
      <text:p text:style-name="P3"/>
      <text:p text:style-name="P15">EQUIPMENT AND RECORDINGS</text:p>
      <text:p text:style-name="P1"><text:span text:style-name="T3">TMS:</text:span><text:span text:style-name="T5"><text:tab/><text:tab/>BiStim / BiStim_Mode (---) / Magstim Rapid^2 / Other____________</text:span></text:p>
      <text:p text:style-name="P3"/>
      <text:p text:style-name="P1"><text:span text:style-name="T3">Coil(s):</text:span><text:span text:style-name="T5"><text:tab/>Large fig-8 flat / Small fig-8 flat / Small fig-8 branding / Double cone</text:span></text:p>
      <text:p text:style-name="P3"/>
      <text:p text:style-name="P1"><text:span text:style-name="T3">Muscle1:</text:span><text:span text:style-name="T5"><text:tab/>FDI / The / ADM / FDS / EDC / Brac / Tri / Del / Pec / BB / Other______ L | R</text:span></text:p>
      <text:p text:style-name="P5"/>
      <text:p text:style-name="P1"><text:span text:style-name="T3">Muscle2:</text:span><text:span text:style-name="T5"><text:tab/>FDI / The / ADM / FDS / EDC / Brac / Tri / Del / Pec / BB / Other______ L | R</text:span></text:p>
      <text:p text:style-name="P5"/>
      <text:p text:style-name="P1"><text:span text:style-name="T3">Muscle3:</text:span><text:span text:style-name="T5"><text:tab/>FDI / The / ADM / FDS / EDC / Brac / Tri / Del / Pec / BB / Other______ L | R</text:span></text:p>
      <text:p text:style-name="P5"/>
      <text:p text:style-name="P1"><text:span text:style-name="T3">Muscle4:</text:span><text:span text:style-name="T5"><text:tab/>FDI / The / ADM / FDS / EDC / Brac / Tri / Del / Pec / BB / Other______ L | R</text:span></text:p>
      <text:p text:style-name="P3">________________________________________________________________________</text:p>
      <text:p text:style-name="P3"/>
      <text:p text:style-name="P15">THRESHOLDS</text:p>
      <text:p text:style-name="P1"><text:span text:style-name="T3">Method:<text:tab/></text:span><text:span text:style-name="T7">QUEST / </text:span><text:span text:style-name="T5">MEPs&gt;0.05mV / Visible twitch / Approximate / Other____________</text:span></text:p>
      <text:p text:style-name="P5"/>
      <text:p text:style-name="P1"><text:span text:style-name="T3">Muscle:</text:span><text:span text:style-name="T5"><text:tab/>FDI / The / ADM / FDS / EDC / Brac / Tri / Del / Pec / Bic / Other______ L | R</text:span></text:p>
      <text:p text:style-name="P3"/>
      <text:p text:style-name="P1"><text:span text:style-name="T3">Head: </text:span><text:span text:style-name="T5">_____cm nas-in <text:s text:c="3"/>_____cm L-R ear <text:s text:c="3"/>_____cm N-E-I <text:s text:c="2"/></text:span><text:span text:style-name="T3">Ethnicity</text:span><text:span text:style-name="T5">:______________</text:span></text:p>
      <text:p text:style-name="P1"/>
      <text:p text:style-name="P1"><text:span text:style-name="T3">*Reference</text:span><text:span text:style-name="T5">:<text:tab/>Vertex<text:tab/><text:tab/>Inion<text:tab/><text:tab/>Other______________</text:span></text:p>
      <text:p text:style-name="P3"/>
      <text:p text:style-name="P1"><text:span text:style-name="T3">Location:</text:span><text:span text:style-name="T5"><text:tab/>L / mid / R _________; ____cm RIGHT*, <text:s/>____cm FORWARD* of </text:span><text:span text:style-name="T3">Reference</text:span></text:p>
      <text:p text:style-name="P5"/>
      <text:p text:style-name="P1"><text:span text:style-name="T3">Thresholds measured<text:tab/> <text:s text:c="22"/>Intensity <text:s text:c="4"/>Criterion </text:span><text:span text:style-name="T5">(e.g., 5/10) <text:s text:c="4"/></text:span><text:span text:style-name="T3">Orientation</text:span></text:p>
      <text:p text:style-name="P1"><draw:custom-shape text:anchor-type="char" draw:z-index="3" draw:name="Shape 1" draw:style-name="gr1" draw:text-style-name="P16" svg:width="0.5cm" svg:height="0.5cm" svg:x="15.409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4" draw:name="Shape 2" draw:style-name="gr1" draw:text-style-name="P16" svg:width="0.5cm" svg:height="0.5cm" svg:x="15.409cm" svg:y="1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Rest / Iso___% / Mov 0.05 / 0.<text:span text:style-name="T8">20</text:span> / 1mV <text:s text:c="2"/>____ % MSO <text:s text:c="2"/>__/__; <text:s/>mean of ___; <text:s text:c="2"/></text:p>
      <text:p text:style-name="P6"><draw:custom-shape text:anchor-type="char" draw:z-index="5" draw:name="Shape 3" draw:style-name="gr1" draw:text-style-name="P16" svg:width="0.5cm" svg:height="0.5cm" svg:x="15.409cm" svg:y="1.0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Rest / Iso___% / Mov 0.05 / 0.<text:span text:style-name="T8">20</text:span> / 1mV <text:s text:c="2"/>____ % MSO <text:s text:c="2"/>__/__; <text:s/>mean of ___; </text:p>
      <text:p text:style-name="P6"/>
      <text:p text:style-name="P3">Rest / Iso___% / Mov 0.05 / 0.<text:span text:style-name="T8">20</text:span> / 1mV <text:s text:c="2"/>____ % MSO <text:s text:c="2"/>__/__; <text:s/>mean of ___; </text:p>
      <text:p text:style-name="P8"/>
      <text:p text:style-name="P3"><draw:custom-shape text:anchor-type="char" draw:z-index="6" draw:name="Shape 4" draw:style-name="gr1" draw:text-style-name="P16" svg:width="0.5cm" svg:height="0.5cm" svg:x="15.409cm" svg:y="-0.1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Other____________ <text:s/>0.05 / 0.<text:span text:style-name="T8">20</text:span> / 1mV <text:s text:c="2"/>____ % MSO <text:s text:c="2"/>__/__; <text:s/>mean of ___; </text:p>
      <text:p text:style-name="P9">________________________________________________________________________</text:p>
      <text:p text:style-name="P6"/>
      <text:p text:style-name="P15">EXPERIMENT</text:p>
      <text:p text:style-name="P1"><text:span text:style-name="T3">TMS Type: <text:s/></text:span><text:span text:style-name="T5">Single pulse / Paired pulse / rTMS: ____Hz, ____ s <text:s text:c="5"/>Single coil / Dual coil</text:span></text:p>
      <text:p text:style-name="P1"/>
      <text:p text:style-name="P11"><text:span text:style-name="T3">TMS intensity1:<text:tab/>_______ </text:span><text:span text:style-name="T5">% MSO<text:tab/></text:span><text:span text:style-name="T3">_______ </text:span><text:span text:style-name="T5">% of RMT / AMT <text:tab/> <text:s/>____dB <text:s/>__ /10 annoy</text:span></text:p>
      <text:p text:style-name="P11"><text:span text:style-name="T3">TMS intensity2:<text:tab/>_______ </text:span><text:span text:style-name="T5">% MSO<text:tab/></text:span><text:span text:style-name="T3">_______ </text:span><text:span text:style-name="T5">% of RMT / AMT <text:s text:c="2"/>____dB <text:s text:c="2"/>__/10 annoy</text:span></text:p>
      <text:p text:style-name="P11"><text:span text:style-name="T3">TMS intensity3:<text:tab/>_______ </text:span><text:span text:style-name="T5">% MSO<text:tab/></text:span><text:span text:style-name="T3">_______ </text:span><text:span text:style-name="T5">% of RMT / AMT <text:s text:c="2"/>____dB <text:s text:c="2"/>__/10 annoy</text:span></text:p>
      <text:p text:style-name="P11"><draw:custom-shape text:anchor-type="char" draw:z-index="7" draw:name="Shape 5" draw:style-name="gr1" draw:text-style-name="P16" svg:width="0.5cm" svg:height="0.5cm" svg:x="16.335cm" svg:y="0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8" draw:name="Shape 6" draw:style-name="gr1" draw:text-style-name="P16" svg:width="0.5cm" svg:height="0.5cm" svg:x="16.335cm" svg:y="0.9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text:span text:style-name="T3">TMS location1:</text:span><text:span text:style-name="T5"> L / Mid / R Site:___________, <text:s/>___cm RIGHT <text:s/>____cm FORWARD*</text:span></text:p>
      <text:p text:style-name="P11"><draw:custom-shape text:anchor-type="char" draw:z-index="9" draw:name="Shape 7" draw:style-name="gr1" draw:text-style-name="P16" svg:width="0.5cm" svg:height="0.5cm" svg:x="16.335cm" svg:y="0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TMS location2:</text:span><text:span text:style-name="T5"> L / Mid / R Site:___________, <text:s/>___cm RIGHT <text:s/>____cm FORWARD</text:span><text:span text:style-name="T3">*</text:span></text:p>
      <text:p text:style-name="P11"><text:span text:style-name="T3">TMS location3: </text:span><text:span text:style-name="T7">L / Mid / R Site:___________, <text:s/>___cm RIGHT <text:s/>____cm FORWARD*</text:span></text:p>
      <text:p text:style-name="P7"/>
      <text:p text:style-name="P11"><text:span text:style-name="T3">N blocks: ____ N trials per block: ____ N pulses per trial: ____ Total pulses:_______</text:span><text:span text:style-name="T6"> </text:span></text:p>
      <text:p text:style-name="P10"/>
      <text:p text:style-name="P14">NOTES, OBSERVATIONS</text:p>
      <text:p text:style-name="P10">____________________________________________________________________________</text:p>
      <text:p text:style-name="P10"/>
      <text:p text:style-name="P10">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GB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0.499cm"/>
      <style:text-properties officeooo:paragraph-rsid="0013f75a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MT2" style:family="text">
      <style:text-properties style:font-name="Arial" fo:font-size="14pt" fo:font-weight="bold" officeooo:rsid="0013f75a" style:font-size-asian="14pt" style:font-weight-asian="bold" style:font-name-complex="Arial" style:font-size-complex="14pt" style:font-weight-complex="bold"/>
    </style:style>
    <style:style style:name="MT3" style:family="text">
      <style:text-properties style:font-name="Arial" fo:font-weight="bold" style:font-weight-asian="bold" style:font-name-complex="Arial" style:font-weight-complex="bold"/>
    </style:style>
    <style:style style:name="MT4" style:family="text">
      <style:text-properties style:font-name="Arial" style:font-name-complex="Arial"/>
    </style:style>
    <style:style style:name="MT5" style:family="text">
      <style:text-properties style:font-name="Arial" fo:font-weight="bold" officeooo:rsid="0013f75a" style:font-weight-asian="bold" style:font-name-complex="Arial" style:font-weight-complex="bold"/>
    </style:style>
    <style:style style:name="MT6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 draw:fill="none"/>
      </style:header-style>
      <style:footer-style>
        <style:header-footer-properties fo:min-height="0.699cm" fo:margin-left="0cm" fo:margin-right="0cm" fo:margin-top="0.199cm" fo:background-color="transparent" style:dynamic-spacing="false" draw:fill="non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TMS</text:span><text:span text:style-name="MT2">MultiLab</text:span><text:span text:style-name="MT1"> protocol </text:span><text:span text:style-name="MT2">sheet</text:span><text:span text:style-name="MT1"><text:tab/><text:tab/></text:span><text:span text:style-name="MT3">P</text:span><text:span text:style-name="MT4">_____ </text:span><text:span text:style-name="MT3">E</text:span><text:span text:style-name="MT4">_____ </text:span><text:span text:style-name="MT3">S</text:span><text:span text:style-name="MT4">_____ </text:span><text:span text:style-name="MT5">ID</text:span><text:span text:style-name="MT4">_______ </text:span><text:span text:style-name="MT3">V</text:span><text:span text:style-name="MT4">_____</text:span></text:p>
      </style:header>
      <style:footer>
        <text:p text:style-name="MP2"><text:a xlink:type="simple" xlink:href="https://github.com/TMSMultiLab/TMSMultiLab/blob/main/Docs/TMSMultiLab_Protocol_Sheet.odt" text:style-name="Internet_20_link" text:visited-style-name="Visited_20_Internet_20_Link">https://github.com/TMSMultiLab/TMSMultiLab/blob/main/Docs/TMSMultiLab_Protocol_Sheet.odt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5T10:14:00</meta:creation-date>
    <dc:date>2023-10-31T13:38:01.489047283</dc:date>
    <meta:editing-cycles>31</meta:editing-cycles>
    <meta:editing-duration>PT53M40S</meta:editing-duration>
    <meta:generator>LibreOffice/7.3.7.2$Linux_X86_64 LibreOffice_project/30$Build-2</meta:generator>
    <meta:document-statistic meta:table-count="0" meta:image-count="0" meta:object-count="0" meta:page-count="1" meta:paragraph-count="38" meta:word-count="424" meta:character-count="2698" meta:non-whitespace-character-count="2197"/>
  </office:meta>
</office:document-meta>
</file>